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688cm"/>
    </style:style>
    <style:style style:name="co3" style:family="table-column">
      <style:table-column-properties fo:break-before="auto" style:column-width="11.6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ba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mix phx.new hello</text:p>
          </table:table-cell>
          <table:table-cell office:value-type="string">
            <text:p>create new Phoenix proj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ix phx.server</text:p>
          </table:table-cell>
          <table:table-cell office:value-type="string">
            <text:p>start the Phoenix project serv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ix ecto.create</text:p>
          </table:table-cell>
          <table:table-cell office:value-type="string">
            <text:p>create databas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mix phoenix.gen.model User users email:unique encrypt_pass:string</text:p>
          </table:table-cell>
          <table:table-cell table:style-name="ce1" office:value-type="string">
            <text:p>creates a model file with the given fields and module and function name, and test file and migration 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ix ecto.migrate</text:p>
          </table:table-cell>
          <table:table-cell office:value-type="string">
            <text:p>the created model/change can be migrated into the databa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iex -S mix phx.server</text:p>
          </table:table-cell>
          <table:table-cell office:value-type="string">
            <text:p>open up IEX and run the serv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lias Chatter.Rep</text:p>
          </table:table-cell>
          <table:table-cell office:value-type="string">
            <text:p>manually insert an entry into the database</text:p>
          </table:table-cell>
        </table:table-row>
        <table:table-row table:style-name="ro3">
          <table:table-cell/>
          <table:table-cell office:value-type="string">
            <text:p>Repo.insert(%User{email: "<text:a xlink:href="mailto:test@test.com">test@test.com</text:a>", encrypt_pass: "passowrd}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mix phx.routes</text:p>
          </table:table-cell>
          <table:table-cell office:value-type="string">
            <text:p>show all rout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018.06.27</text:date>, <text:time>17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5M43S</meta:editing-duration>
    <meta:editing-cycles>13</meta:editing-cycles>
    <meta:generator>OpenOffice/4.1.5$Win32 OpenOffice.org_project/415m1$Build-9789</meta:generator>
    <dc:date>2018-06-27T17:40:49.57</dc:date>
    <dc:creator>Tamas Varga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